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27.11pt"/>
    </style:style>
    <style:style style:name="co4" style:family="table-column">
      <style:table-column-properties fo:break-before="auto" style:column-width="142.5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114.01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93.74pt"/>
    </style:style>
    <style:style style:name="co9" style:family="table-column">
      <style:table-column-properties fo:break-before="auto" style:column-width="213pt"/>
    </style:style>
    <style:style style:name="co10" style:family="table-column">
      <style:table-column-properties fo:break-before="auto" style:column-width="168.75pt"/>
    </style:style>
    <style:style style:name="co11" style:family="table-column">
      <style:table-column-properties fo:break-before="auto" style:column-width="240.75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Companies">
      <style:table-properties table:display="true" style:writing-mode="lr-tb"/>
    </style:style>
    <style:style style:name="ta2" style:family="table" style:master-page-name="PageStyle_5f_Interviews">
      <style:table-properties table:display="true" style:writing-mode="lr-tb"/>
    </style:style>
    <style:style style:name="ta3" style:family="table" style:master-page-name="PageStyle_5f_Networking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name-asian="Caladea1" style:font-size-asian="11pt" style:font-style-asian="italic" style:font-weight-asian="normal" style:font-name-complex="Caladea1" style:font-size-complex="11pt" style:font-style-complex="italic" style:font-weight-complex="normal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High&quot;;&quot;Medium&quot;;&quot;Low&quot;)" table:allow-empty-cell="true" table:display-list="unsorted" table:base-cell-address="Companies.E8"/>
        <table:content-validation table:name="val2" table:condition="of:cell-content-is-in-list(&quot;Cold Outreach&quot;;&quot;Mentor&quot;;&quot;Personal Connection&quot;;&quot;New Connection&quot;;&quot;Career Website&quot;)" table:allow-empty-cell="true" table:display-list="unsorted" table:base-cell-address="Companies.I8"/>
        <table:content-validation table:name="val3" table:condition="of:cell-content-is-in-list(&quot;Researching&quot;;&quot;Applied&quot;;&quot;Interviewing&quot;;&quot;Rejected&quot;;&quot;Offer Received&quot;)" table:allow-empty-cell="true" table:display-list="unsorted" table:base-cell-address="Companies.J8"/>
        <table:content-validation table:name="val4" table:condition="of:cell-content-is-in-list(&quot;Phone&quot;;&quot;On-site&quot;)" table:allow-empty-cell="true" table:display-list="unsorted" table:base-cell-address="Interviews.D2"/>
        <table:content-validation table:name="val5" table:condition="of:cell-content-is-in-list(&quot;Informational&quot;;&quot;Non-technical&quot;;&quot;Technical&quot;)" table:allow-empty-cell="true" table:display-list="unsorted" table:base-cell-address="Interviews.E2"/>
        <table:content-validation table:name="val6" table:condition="of:cell-content-is-in-list(&quot;I killed it&quot;;&quot;Felt pretty good&quot;;&quot;So-so&quot;;&quot;Not as well as I hoped&quot;;&quot;It went poorly&quot;)" table:allow-empty-cell="true" table:display-list="unsorted" table:base-cell-address="Interviews.G2"/>
        <table:content-validation table:name="val7" table:condition="of:cell-content-is-in-list(&quot;Meetup&quot;;&quot;Conference&quot;;&quot;Informational Interview&quot;;&quot;Cold Outreach Conversation&quot;;&quot;Career Fair&quot;;&quot;Other&quot;)" table:allow-empty-cell="true" table:display-list="unsorted" table:base-cell-address="Networking.C2"/>
      </table:content-validations>
      <table:table table:name="Compan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w that you're ready to start your job hunt, you'll need to track your applications here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news.ycombinator.com/" xlink:type="simple">https://news.ycombinator.com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Applying to 10 jobs/week is a requirement for staying eligible for Bloc's Tuition Reimbursement Guarantee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whitetruffle.com/" xlink:type="simple">https://www.whitetruffle.com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3 of your weekly 10 job applications will need to go through some form of networking/outreach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angel.co/vedabrat-anand-etwaru" xlink:type="simple">https://angel.co/vedabrat-anand-etwaru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You'll need to track your interviews as well (in the second tab)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my.indeed.com/" xlink:type="simple">https://my.indeed.com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Every time you schedule an interview, take detailed notes 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behance.net/" xlink:type="simple">https://www.behance.net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about the interview: company, position, interview type, interview round, and all questions received.</text:p>
          </table:table-cell>
          <table:table-cell table:style-name="ce2" table:number-columns-repeated="8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3">
          <table:table-cell table:style-name="ce4" office:value-type="string" calcext:value-type="string">
            <text:p>First Contact 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Company Website</text:p>
          </table:table-cell>
          <table:table-cell table:style-name="ce4" office:value-type="string" calcext:value-type="string">
            <text:p>Role City (or 'remote')</text:p>
          </table:table-cell>
          <table:table-cell table:style-name="ce4" office:value-type="string" calcext:value-type="string">
            <text:p>Enthusiasm</text:p>
          </table:table-cell>
          <table:table-cell table:style-name="ce4" office:value-type="string" calcext:value-type="string">
            <text:p>Position Title</text:p>
          </table:table-cell>
          <table:table-cell table:style-name="ce4" office:value-type="string" calcext:value-type="string">
            <text:p>Link to Position</text:p>
          </table:table-cell>
          <table:table-cell table:style-name="ce4" office:value-type="string" calcext:value-type="string">
            <text:p>Referral Site/Person</text:p>
          </table:table-cell>
          <table:table-cell table:style-name="ce4" office:value-type="string" calcext:value-type="string">
            <text:p>Referral Typ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Industry</text:p>
          </table:table-cell>
          <table:table-cell table:style-name="ce10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5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Accountant In A Box</text:p>
          </table:table-cell>
          <table:table-cell table:style-name="ce6" office:value-type="string" calcext:value-type="string">
            <text:p><text:a xlink:href="http://www.accountantinabox.com/" xlink:type="simple">http://www.accountantinabox.com</text:a></text:p>
          </table:table-cell>
          <table:table-cell table:style-name="ce6" office:value-type="string" calcext:value-type="string">
            <text:p>West Palm Beach, FL, US</text:p>
          </table:table-cell>
          <table:table-cell table:style-name="ce6" table:content-validation-name="val1"/>
          <table:table-cell table:style-name="ce6" office:value-type="string" calcext:value-type="string">
            <text:p>Awesome Full Stack Developer to develop Interna... 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Prenostik</text:p>
          </table:table-cell>
          <table:table-cell table:style-name="ce6" office:value-type="string" calcext:value-type="string">
            <text:p><text:a xlink:href="http://www.prenostik.com/" xlink:type="simple">http://www.prenostik.com</text:a></text:p>
          </table:table-cell>
          <table:table-cell table:style-name="ce6" office:value-type="string" calcext:value-type="string">
            <text:p>Irvine, CA, US</text:p>
          </table:table-cell>
          <table:table-cell table:style-name="ce6" table:content-validation-name="val1"/>
          <table:table-cell office:value-type="string" calcext:value-type="string">
            <text:p>Software Engineer 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IXL Learning</text:p>
          </table:table-cell>
          <table:table-cell office:value-type="string" calcext:value-type="string">
            <text:p><text:a xlink:href="http://www.ixl.com/jobs" xlink:type="simple">http://www.ixl.com/jobs</text:a></text:p>
          </table:table-cell>
          <table:table-cell table:style-name="ce6" office:value-type="string" calcext:value-type="string">
            <text:p>San Metro, CA, US</text:p>
          </table:table-cell>
          <table:table-cell table:style-name="ce6" table:content-validation-name="val1"/>
          <table:table-cell table:style-name="ce6" office:value-type="string" calcext:value-type="string">
            <text:p>UI Engineer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Opendoor</text:p>
          </table:table-cell>
          <table:table-cell office:value-type="string" calcext:value-type="string">
            <text:p><text:a xlink:href="https://www.opendoor.com/" xlink:type="simple">https://www.opendoor.com/</text:a></text:p>
          </table:table-cell>
          <table:table-cell office:value-type="string" calcext:value-type="string">
            <text:p>San Francisco, CA, US</text:p>
          </table:table-cell>
          <table:table-cell table:style-name="ce6" table:content-validation-name="val1"/>
          <table:table-cell office:value-type="string" calcext:value-type="string">
            <text:p>Software Engineer who loves to build things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Xignite</text:p>
          </table:table-cell>
          <table:table-cell table:style-name="ce8" office:value-type="string" calcext:value-type="string">
            <text:p><text:a xlink:href="http://www.xignite.com/" xlink:type="simple">http://www.xignite.com</text:a></text:p>
          </table:table-cell>
          <table:table-cell office:value-type="string" calcext:value-type="string">
            <text:p>San Mateo, CA, US</text:p>
          </table:table-cell>
          <table:table-cell table:style-name="ce6" table:content-validation-name="val1"/>
          <table:table-cell office:value-type="string" calcext:value-type="string">
            <text:p>Financial Data Support Analyst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http://fathomhealth.co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Front-End Engineer</text:p>
          </table:table-cell>
          <table:table-cell office:value-type="string" calcext:value-type="string">
            <text:p><text:a xlink:href="https://jobs.lever.co/fathomhealth/180b55c3-7660-4e9c-8c81-857cef0448ef/apply" xlink:type="simple">https://jobs.lever.co/fathomhealth/180b55c3-7660-4e9c-8c81-857cef0448ef/apply</text:a></text:p>
          </table:table-cell>
          <table:table-cell office:value-type="string" calcext:value-type="string">
            <text:p>WhiteTruffle</text:p>
          </table:table-cell>
          <table:table-cell table:content-validation-name="val2" office:value-type="string" calcext:value-type="string">
            <text:p>Cold Approach, messaged for their mailing address on their website. Gave them my number to call</text:p>
          </table:table-cell>
          <table:table-cell table:style-name="ce6" table:content-validation-name="val3" office:value-type="string" calcext:value-type="string">
            <text:p>matched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Wrote cover letter draft and uploaded it to repo</text:p>
          </table:table-cell>
          <table:table-cell table:number-columns-repeated="1012"/>
        </table:table-row>
        <table:table-row table:style-name="ro4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http://pagerduty.com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Seeking a Talented Ruby on Rails Developer</text:p>
          </table:table-cell>
          <table:table-cell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6" calcext:value-type="date">
            <text:p>2/26/2018</text:p>
          </table:table-cell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2" table:number-rows-repeated="2">
          <table:table-cell table:style-name="ce5"/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3" table:number-rows-repeated="12">
          <table:table-cell/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1">
          <table:table-cell table:number-columns-repeated="4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Companies.$A$7:.$L$7"/>
        </table:named-expressions>
      </table:table>
      <table:table table:name="Interviews" table:style-name="ta2"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2" table:number-columns-repeated="1015" table:default-cell-style-name="Default"/>
        <table:table-row table:style-name="ro3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Round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Type</text:p>
          </table:table-cell>
          <table:table-cell table:style-name="ce4" office:value-type="string" calcext:value-type="string">
            <text:p>Questions</text:p>
          </table:table-cell>
          <table:table-cell table:style-name="ce4" office:value-type="string" calcext:value-type="string">
            <text:p>Confidence</text:p>
          </table:table-cell>
          <table:table-cell table:style-name="ce10" office:value-type="string" calcext:value-type="string">
            <text:p>Interviewer email</text:p>
          </table:table-cell>
          <table:table-cell table:style-name="ce10" office:value-type="string" calcext:value-type="string">
            <text:p>Next Steps</text:p>
          </table:table-cell>
          <table:table-cell table:style-name="ce10" office:value-type="string" calcext:value-type="string">
            <text:p>Notes</text:p>
          </table:table-cell>
          <table:table-cell table:number-columns-repeated="1014"/>
        </table:table-row>
        <table:table-row table:style-name="ro4" table:number-rows-repeated="13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3" table:number-rows-repeated="9">
          <table:table-cell table:number-columns-repeated="2"/>
          <table:table-cell table:style-name="ce7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2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Interviews.$A$1:.$G$1"/>
        </table:named-expressions>
      </table:table>
      <table:table table:name="Networking" table:style-name="ta3"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3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Event</text:p>
          </table:table-cell>
          <table:table-cell table:style-name="ce12" office:value-type="string" calcext:value-type="string">
            <text:p>Event Type</text:p>
          </table:table-cell>
          <table:table-cell table:style-name="ce12" office:value-type="string" calcext:value-type="string">
            <text:p>People/Companies</text:p>
          </table:table-cell>
          <table:table-cell table:style-name="ce12" office:value-type="string" calcext:value-type="string">
            <text:p>Followup </text:p>
          </table:table-cell>
          <table:table-cell table:style-name="ce13" office:value-type="string" calcext:value-type="string">
            <text:p>Notes</text:p>
          </table:table-cell>
          <table:table-cell table:number-columns-repeated="1018"/>
        </table:table-row>
        <table:table-row table:style-name="ro4" table:number-rows-repeated="119">
          <table:table-cell table:number-columns-repeated="2"/>
          <table:table-cell table:content-validation-name="val7"/>
          <table:table-cell table:number-columns-repeated="1021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Networking.$A$1:.$D$1"/>
        </table:named-expressions>
      </table:table>
      <table:named-expressions/>
      <table:database-ranges>
        <table:database-range table:name="__Anonymous_Sheet_DB__0" table:target-range-address="Companies.A7:Companies.L7" table:display-filter-buttons="true" table:orientation="column"/>
        <table:database-range table:name="__Anonymous_Sheet_DB__1" table:target-range-address="Interviews.A1:Interviews.G1" table:display-filter-buttons="true" table:orientation="column"/>
        <table:database-range table:name="__Anonymous_Sheet_DB__2" table:target-range-address="Networking.A1:Networking.D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6:24:56.932469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nies" style:display-name="PageStyle_Compan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views" style:display-name="PageStyle_Inter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6T16:26:56.664173702</dc:date>
    <meta:editing-duration>PT2H6M45S</meta:editing-duration>
    <meta:editing-cycles>5</meta:editing-cycles>
    <meta:document-statistic meta:table-count="3" meta:cell-count="93" meta:object-count="0"/>
  </office:meta>
</office:document-meta>
</file>